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16954D5C30061F92080.png" manifest:media-type="image/png"/>
  <manifest:file-entry manifest:full-path="Pictures/10000001000003D90000016921E544585E78EBA0.png" manifest:media-type="image/png"/>
  <manifest:file-entry manifest:full-path="Pictures/10000001000003D900000169F58EC7287FED00D7.png" manifest:media-type="image/png"/>
  <manifest:file-entry manifest:full-path="Pictures/10000001000003D900000169852C9E821B1316EF.png" manifest:media-type="image/png"/>
  <manifest:file-entry manifest:full-path="Pictures/10000001000003D900000169C19DCD19A83277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6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5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5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72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-0.108cm" svg:y="0cm" svg:width="21.001cm" svg:height="7.108cm" draw:z-index="3"><draw:image xlink:href="Pictures/10000001000003D900000169C19DCD19A8327759.png" xlink:type="simple" xlink:show="embed" xlink:actuate="onLoad" draw:mime-type="image/png"/></draw:frame><draw:frame draw:style-name="fr4" draw:name="Image2" text:anchor-type="char" svg:x="-0.076cm" svg:y="7.34cm" svg:width="20.974cm" svg:height="7.211cm" draw:z-index="4"><draw:image xlink:href="Pictures/10000001000003D900000169F58EC7287FED00D7.png" xlink:type="simple" xlink:show="embed" xlink:actuate="onLoad" draw:mime-type="image/png"/></draw:frame><draw:frame draw:style-name="fr3" draw:name="Image3" text:anchor-type="char" svg:x="-0.034cm" svg:y="14.725cm" svg:width="20.932cm" svg:height="7.232cm" draw:z-index="1"><draw:image xlink:href="Pictures/10000001000003D90000016921E544585E78EBA0.png" xlink:type="simple" xlink:show="embed" xlink:actuate="onLoad" draw:mime-type="image/png"/></draw:frame><draw:frame draw:style-name="fr2" draw:name="Image4" text:anchor-type="char" svg:x="-0.101cm" svg:y="22.17cm" svg:width="21.001cm" svg:height="7.193cm" draw:z-index="0"><draw:image xlink:href="Pictures/10000001000003D90000016954D5C30061F920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101cm" svg:y="0.226cm" svg:width="21.001cm" svg:height="7.696cm" draw:z-index="2"><draw:image xlink:href="Pictures/10000001000003D900000169852C9E821B1316E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5:06:43.480773726</meta:creation-date>
    <dc:date>2025-05-20T23:03:19.485593666</dc:date>
    <meta:editing-duration>PT4H10M16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